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67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Rechts</text:p>
          </table:table-cell>
          <table:table-cell table:style-name="ce1" office:value-type="string">
            <text:p>Links</text:p>
          </table:table-cell>
        </table:table-row>
        <table:table-row table:style-name="ro2" table:visibility="filter">
          <table:table-cell office:value-type="string">
            <text:p>Abe</text:p>
          </table:table-cell>
          <table:table-cell office:value-type="string">
            <text:p>Die Queen ist nicht erfreut</text:p>
          </table:table-cell>
          <table:table-cell/>
        </table:table-row>
        <table:table-row table:style-name="ro2" table:visibility="filter">
          <table:table-cell office:value-type="string">
            <text:p>Abe</text:p>
          </table:table-cell>
          <table:table-cell office:value-type="string">
            <text:p>Simpson und sein Enkel in die Schatzsuche</text:p>
          </table:table-cell>
          <table:table-cell/>
        </table:table-row>
        <table:table-row table:style-name="ro2" table:visibility="filter">
          <table:table-cell office:value-type="string">
            <text:p>Abe</text:p>
          </table:table-cell>
          <table:table-cell office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>
            <text:p>Akira</text:p>
          </table:table-cell>
          <table:table-cell office:value-type="string">
            <text:p>Die 24-Stunden-Frist</text:p>
          </table:table-cell>
          <table:table-cell office:value-type="string">
            <text:p>Marge als Seelsorgerin</text:p>
          </table:table-cell>
        </table:table-row>
        <table:table-row table:style-name="ro2" table:visibility="filter">
          <table:table-cell office:value-type="string">
            <text:p>Allison</text:p>
          </table:table-cell>
          <table:table-cell office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>
            <text:p>Apu</text:p>
          </table:table-cell>
          <table:table-cell office:value-type="string">
            <text:p>Apu der Inder</text:p>
          </table:table-cell>
          <table:table-cell office:value-type="string">
            <text:p>Homers Bowling-Mannschaft</text:p>
          </table:table-cell>
        </table:table-row>
        <table:table-row table:style-name="ro2" table:visibility="filter">
          <table:table-cell office:value-type="string">
            <text:p>Apu</text:p>
          </table:table-cell>
          <table:table-cell office:value-type="string">
            <text:p>Die Apu und Manjula Krise</text:p>
          </table:table-cell>
          <table:table-cell office:value-type="string">
            <text:p>Marge wird verhaftet</text:p>
          </table:table-cell>
        </table:table-row>
        <table:table-row table:style-name="ro2" table:visibility="filter">
          <table:table-cell office:value-type="string">
            <text:p>Apu</text:p>
          </table:table-cell>
          <table:table-cell office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>
            <text:p>Apu</text:p>
          </table:table-cell>
          <table:table-cell office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>
            <text:p>Apu</text:p>
          </table:table-cell>
          <table:table-cell office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>
            <text:p>Barney</text:p>
          </table:table-cell>
          <table:table-cell office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Barts Komet</text:p>
          </table:table-cell>
          <table:table-cell office:value-type="string">
            <text:p>Bart das Genie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Bis der Tod euch scheidet</text:p>
          </table:table-cell>
          <table:table-cell office:value-type="string">
            <text:p>Am Anfang war das Wort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Der Wettkampf</text:p>
          </table:table-cell>
          <table:table-cell office:value-type="string">
            <text:p>Pranksta Rap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Die 24-Stunden-Frist</text:p>
          </table:table-cell>
          <table:table-cell office:value-type="string">
            <text:p>Bart brütet etwas aus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Die Geburtstagsüberraschung</text:p>
          </table:table-cell>
          <table:table-cell office:value-type="string">
            <text:p>Der rasende Wüterich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Die Kontaktanzeige</text:p>
          </table:table-cell>
          <table:table-cell office:value-type="string">
            <text:p>Der Lebensretter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Ein kleines Gebet</text:p>
          </table:table-cell>
          <table:table-cell office:value-type="string">
            <text:p>Marge gegen Singles, Senioren, ...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Filmstar wider Willen</text:p>
          </table:table-cell>
          <table:table-cell office:value-type="string">
            <text:p>Auf zum Zitronenbaum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Homer der Frauenheld</text:p>
          </table:table-cell>
          <table:table-cell office:value-type="string">
            <text:p>Bart ist an Allem schuld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Lisa und ihre Jungs</text:p>
          </table:table-cell>
          <table:table-cell office:value-type="string">
            <text:p>Barts Komet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Ralph liebt Lisa</text:p>
          </table:table-cell>
          <table:table-cell office:value-type="string">
            <text:p>Bart wird berühmt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 office:value-type="string">
            <text:p>Wiedersehen nach Jahren</text:p>
          </table:table-cell>
          <table:table-cell office:value-type="string">
            <text:p>Der alte Mann und Lisa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Bart packt aus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Bart verkauft seine Seele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Barts Freundi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as Fernsehen ist an allem schuld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er Eignungstest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er Ernstfall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er große Nachrichtenschwindel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er Lehrerstreik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er mysteriöse Bierbaro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er tollste Hund der Welt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er Vater eines Clowns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er Wettkönig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icker Mann und kleiner Junge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ie Kontaktanzeige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ie Sippe auf Safari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Donnerstags bei Abe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G.I. Homer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Gott gegen Lisa Simpso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Grad Theft U-Bah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Homer auf Abwege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Homer der Weltraumheld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Homers Siebe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Klassenkampf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Krieg der Welte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Krise im Kamp Krusty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Kuchen, Kopfgeld und Kautione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Lehrerin des Jahres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Liebe und Intrige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Lisa auf dem Eise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Lisas Rivali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Marge muss jobbe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Mit gespaltener Zunge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Simpsons und Gomorraha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Tingeltangel-Bob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Wenn der Rektor mit der Lehrerin</text:p>
          </table:table-cell>
        </table:table-row>
        <table:table-row table:style-name="ro2" table:visibility="filter">
          <table:table-cell office:value-type="string">
            <text:p>Bart</text:p>
          </table:table-cell>
          <table:table-cell/>
          <table:table-cell office:value-type="string">
            <text:p>Wenn der Vater mit dem Sohne</text:p>
          </table:table-cell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Burns möchte geliebt werden</text:p>
          </table:table-cell>
          <table:table-cell office:value-type="string">
            <text:p>Simpson und sein Enkel in die Schatzsuche</text:p>
          </table:table-cell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Butler bei Burns</text:p>
          </table:table-cell>
          <table:table-cell office:value-type="string">
            <text:p>In den Fängen einer Sekte</text:p>
          </table:table-cell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Denn sie wissen nicht, wen sie würgen</text:p>
          </table:table-cell>
          <table:table-cell/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Die scheinbar unendliche Geschichte</text:p>
          </table:table-cell>
          <table:table-cell office:value-type="string">
            <text:p>Wenn ich einmal reich wäre</text:p>
          </table:table-cell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Homer liebt Mindy</text:p>
          </table:table-cell>
          <table:table-cell office:value-type="string">
            <text:p>Auf den Hund gekommen</text:p>
          </table:table-cell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Homers Bowling-Mannschaft</text:p>
          </table:table-cell>
          <table:table-cell office:value-type="string">
            <text:p>Der Wunderschläger</text:p>
          </table:table-cell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Krusty im Kongress</text:p>
          </table:table-cell>
          <table:table-cell office:value-type="string">
            <text:p>Marge gegen Singles, Senioren, ...</text:p>
          </table:table-cell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Liebhaber der Lady B.</text:p>
          </table:table-cell>
          <table:table-cell office:value-type="string">
            <text:p>Nur ein Aprilscherz</text:p>
          </table:table-cell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Marge muss jobben</text:p>
          </table:table-cell>
          <table:table-cell office:value-type="string">
            <text:p>Überraschung für Springfield</text:p>
          </table:table-cell>
        </table:table-row>
        <table:table-row table:style-name="ro2" table:visibility="filter">
          <table:table-cell office:value-type="string">
            <text:p>Burns</text:p>
          </table:table-cell>
          <table:table-cell office:value-type="string">
            <text:p>Moeback Mountain</text:p>
          </table:table-cell>
          <table:table-cell/>
        </table:table-row>
        <table:table-row table:style-name="ro2" table:visibility="filter">
          <table:table-cell office:value-type="string">
            <text:p>Carl</text:p>
          </table:table-cell>
          <table:table-cell office:value-type="string">
            <text:p>Am Anfang war die Schreiraupe</text:p>
          </table:table-cell>
          <table:table-cell/>
        </table:table-row>
        <table:table-row table:style-name="ro2" table:visibility="filter">
          <table:table-cell office:value-type="string">
            <text:p>Carl</text:p>
          </table:table-cell>
          <table:table-cell office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>
            <text:p>Carl</text:p>
          </table:table-cell>
          <table:table-cell office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>
            <text:p>Carl</text:p>
          </table:table-cell>
          <table:table-cell office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>
            <text:p>Carl</text:p>
          </table:table-cell>
          <table:table-cell office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>
            <text:p>Chalmers</text:p>
          </table:table-cell>
          <table:table-cell office:value-type="string">
            <text:p>Das Schlangennest</text:p>
          </table:table-cell>
          <table:table-cell office:value-type="string">
            <text:p>Homers Bowling-Mannschaft</text:p>
          </table:table-cell>
        </table:table-row>
        <table:table-row table:style-name="ro2" table:visibility="filter">
          <table:table-cell office:value-type="string">
            <text:p>Chalmers</text:p>
          </table:table-cell>
          <table:table-cell office:value-type="string">
            <text:p>Lebe lieber unbebrudert</text:p>
          </table:table-cell>
          <table:table-cell/>
        </table:table-row>
        <table:table-row table:style-name="ro2" table:visibility="filter">
          <table:table-cell office:value-type="string">
            <text:p>Charlie</text:p>
          </table:table-cell>
          <table:table-cell office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>
            <text:p>Cletus</text:p>
          </table:table-cell>
          <table:table-cell office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>
            <text:p>Cletus</text:p>
          </table:table-cell>
          <table:table-cell office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>
            <text:p>Comicbuchverkäufer</text:p>
          </table:table-cell>
          <table:table-cell office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>
            <text:p>Database</text:p>
          </table:table-cell>
          <table:table-cell office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>
            <text:p>Dolph</text:p>
          </table:table-cell>
          <table:table-cell office:value-type="string">
            <text:p>24 Minuten</text:p>
          </table:table-cell>
          <table:table-cell/>
        </table:table-row>
        <table:table-row table:style-name="ro2" table:visibility="filter">
          <table:table-cell office:value-type="string">
            <text:p>Dolph</text:p>
          </table:table-cell>
          <table:table-cell office:value-type="string">
            <text:p>Lisa knackt den Rowdy-Code</text:p>
          </table:table-cell>
          <table:table-cell office:value-type="string">
            <text:p>Lisa auf dem Eise</text:p>
          </table:table-cell>
        </table:table-row>
        <table:table-row table:style-name="ro2" table:visibility="filter">
          <table:table-cell office:value-type="string">
            <text:p>Eddie</text:p>
          </table:table-cell>
          <table:table-cell office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>
            <text:p>Eddie</text:p>
          </table:table-cell>
          <table:table-cell office:value-type="string">
            <text:p>Die Verurteilten</text:p>
          </table:table-cell>
          <table:table-cell/>
        </table:table-row>
        <table:table-row table:style-name="ro2" table:visibility="filter">
          <table:table-cell office:value-type="string">
            <text:p>Eddie</text:p>
          </table:table-cell>
          <table:table-cell office:value-type="string">
            <text:p>Ein grausiger Verdacht</text:p>
          </table:table-cell>
          <table:table-cell/>
        </table:table-row>
        <table:table-row table:style-name="ro2" table:visibility="filter">
          <table:table-cell office:value-type="string">
            <text:p>Frink</text:p>
          </table:table-cell>
          <table:table-cell office:value-type="string">
            <text:p>Ballverlust</text:p>
          </table:table-cell>
          <table:table-cell/>
        </table:table-row>
        <table:table-row table:style-name="ro2" table:visibility="filter">
          <table:table-cell office:value-type="string">
            <text:p>Frink</text:p>
          </table:table-cell>
          <table:table-cell office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>
            <text:p>Frink</text:p>
          </table:table-cell>
          <table:table-cell office:value-type="string">
            <text:p>Todesgrüße aus Springfield</text:p>
          </table:table-cell>
          <table:table-cell/>
        </table:table-row>
        <table:table-row table:style-name="ro2" table:visibility="filter">
          <table:table-cell office:value-type="string">
            <text:p>Gil</text:p>
          </table:table-cell>
          <table:table-cell office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>
            <text:p>Gott</text:p>
          </table:table-cell>
          <table:table-cell office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>
            <text:p>Hans Maulwurf</text:p>
          </table:table-cell>
          <table:table-cell/>
          <table:table-cell office:value-type="string">
            <text:p>Das Kreuz mit den Worträtseln</text:p>
          </table:table-cell>
        </table:table-row>
        <table:table-row table:style-name="ro2" table:visibility="filter">
          <table:table-cell office:value-type="string">
            <text:p>Herb</text:p>
          </table:table-cell>
          <table:table-cell office:value-type="string">
            <text:p>Der vermisste Halbbruder</text:p>
          </table:table-cell>
          <table:table-cell/>
        </table:table-row>
        <table:table-row table:style-name="ro2" table:visibility="filter">
          <table:table-cell office:value-type="string">
            <text:p>Hibbert</text:p>
          </table:table-cell>
          <table:table-cell office:value-type="string">
            <text:p>Allgemeine Ausgangssperre</text:p>
          </table:table-cell>
          <table:table-cell/>
        </table:table-row>
        <table:table-row table:style-name="ro2" table:visibility="filter">
          <table:table-cell office:value-type="string">
            <text:p>Hibbert</text:p>
          </table:table-cell>
          <table:table-cell office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>
            <text:p>Hibbert</text:p>
          </table:table-cell>
          <table:table-cell office:value-type="string">
            <text:p>Der alte Mann und Lisa</text:p>
          </table:table-cell>
          <table:table-cell/>
        </table:table-row>
        <table:table-row table:style-name="ro2" table:visibility="filter">
          <table:table-cell office:value-type="string">
            <text:p>Hibbert</text:p>
          </table:table-cell>
          <table:table-cell office:value-type="string">
            <text:p>Der Schwindler und seine Kinder</text:p>
          </table:table-cell>
          <table:table-cell/>
        </table:table-row>
        <table:table-row table:style-name="ro2" table:visibility="filter">
          <table:table-cell office:value-type="string">
            <text:p>Hibbert</text:p>
          </table:table-cell>
          <table:table-cell office:value-type="string">
            <text:p>Die süßsaure Marge</text:p>
          </table:table-cell>
          <table:table-cell office:value-type="string">
            <text:p>Der eingebildetet Dachdecker</text:p>
          </table:table-cell>
        </table:table-row>
        <table:table-row table:style-name="ro2" table:visibility="filter">
          <table:table-cell office:value-type="string">
            <text:p>Hibbert</text:p>
          </table:table-cell>
          <table:table-cell office:value-type="string">
            <text:p>Grandpa's Nieren explodieren</text:p>
          </table:table-cell>
          <table:table-cell office:value-type="string">
            <text:p>Ein halbanständiger Antrag</text:p>
          </table:table-cell>
        </table:table-row>
        <table:table-row table:style-name="ro2" table:visibility="filter">
          <table:table-cell office:value-type="string">
            <text:p>Hibbert</text:p>
          </table:table-cell>
          <table:table-cell office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Auf den Hund gekommen</text:p>
          </table:table-cell>
          <table:table-cell office:value-type="string">
            <text:p>Nach Kanada der Liebe wegen</text:p>
          </table:table-cell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Auf der Familienranch</text:p>
          </table:table-cell>
          <table:table-cell office:value-type="string">
            <text:p>Einmal als Schneekönig</text:p>
          </table:table-cell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Auf diese Lisa können Sie bau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allverlus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art gegen Australien</text:p>
          </table:table-cell>
          <table:table-cell office:value-type="string">
            <text:p>Der schöne Jacques</text:p>
          </table:table-cell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art gewinnt Elefant</text:p>
          </table:table-cell>
          <table:table-cell office:value-type="string">
            <text:p>Lisa auf dem Eise</text:p>
          </table:table-cell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art hat die Kraft</text:p>
          </table:table-cell>
          <table:table-cell office:value-type="string">
            <text:p>Der vermisste Halbbruder</text:p>
          </table:table-cell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art ist an Allem schuld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art packt aus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arts Kome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ei Simpsons stimmt was nich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ob von nebena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urns Erb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Butler bei Burns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Chief der Herz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as magische Kindermädch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as schwarze Schaf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as unheimliche Mordtransplanta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er Papa wird’s nicht richt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er Wettkönig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ie 24-Stunden-Fris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ie Fahrt zur Höll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ie sich im Dreck wälz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Donnerstags bei Ab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Ein kleines Gebe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Eine Klasse für sich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Frauentausch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G.I. Home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Geächte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Grandpa's Nieren explodier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chzeit auf indisch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an der Uni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einmal ganz woanders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gegen Patty und Selma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geht zur Marin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ist ein toller Hippi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mit den Fingerhänd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mobil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und das Geschenk der Würd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 und die Halbzeit-Show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, der Auserwählt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otti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erun für die Lieb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Im Schatten des Genies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Kampf um Bobo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Krusty's Bar Mitzvah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Lisa Simpson: Supersta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Milhouse aus Sand und Nebel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Mit Mel Gibson in Hollywood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Moes Tavern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Mr. X und der Website-Schund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Namen machen Leut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Sein Kiefer ist verdrahte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Sicherheitsdienst „Springshield“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Stresserella über alles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Tag der Abrechnung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Und Maggie macht drei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Walverwandschaft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Wir fahr'n nach... Vegas</text:p>
          </table:table-cell>
          <table:table-cell/>
        </table:table-row>
        <table:table-row table:style-name="ro2" table:visibility="filter">
          <table:table-cell office:value-type="string">
            <text:p>Homer</text:p>
          </table:table-cell>
          <table:table-cell office:value-type="string">
            <text:p>Wir vom Trickfilm</text:p>
          </table:table-cell>
          <table:table-cell/>
        </table:table-row>
        <table:table-row table:style-name="ro2" table:visibility="filter">
          <table:table-cell office:value-type="string">
            <text:p>Hoover</text:p>
          </table:table-cell>
          <table:table-cell office:value-type="string">
            <text:p>Der Aushilfslehrer</text:p>
          </table:table-cell>
          <table:table-cell office:value-type="string">
            <text:p>L. S. - Meisterin des Doppellebens</text:p>
          </table:table-cell>
        </table:table-row>
        <table:table-row table:style-name="ro2" table:visibility="filter">
          <table:table-cell office:value-type="string">
            <text:p>Hoover</text:p>
          </table:table-cell>
          <table:table-cell office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>
            <text:p>Hoover</text:p>
          </table:table-cell>
          <table:table-cell office:value-type="string">
            <text:p>Trilogie derselben Geschichte</text:p>
          </table:table-cell>
          <table:table-cell/>
        </table:table-row>
        <table:table-row table:style-name="ro2" table:visibility="filter">
          <table:table-cell office:value-type="string">
            <text:p>Hoover</text:p>
          </table:table-cell>
          <table:table-cell office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>
            <text:p>Janey</text:p>
          </table:table-cell>
          <table:table-cell office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>
            <text:p>Kearney</text:p>
          </table:table-cell>
          <table:table-cell office:value-type="string">
            <text:p>Die böse Hexe des Westens</text:p>
          </table:table-cell>
          <table:table-cell/>
        </table:table-row>
        <table:table-row table:style-name="ro2" table:visibility="filter">
          <table:table-cell office:value-type="string">
            <text:p>Kearney</text:p>
          </table:table-cell>
          <table:table-cell office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>
            <text:p>Kent Brockman</text:p>
          </table:table-cell>
          <table:table-cell office:value-type="string">
            <text:p>In den Fängen einer Sekte</text:p>
          </table:table-cell>
          <table:table-cell office:value-type="string">
            <text:p>Bart wird berühmt</text:p>
          </table:table-cell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Auf zum Zitronenbaum</text:p>
          </table:table-cell>
          <table:table-cell office:value-type="string">
            <text:p>Marge gegen Singles, Senioren, ...</text:p>
          </table:table-cell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Bibelstunde einmal anders</text:p>
          </table:table-cell>
          <table:table-cell office:value-type="string">
            <text:p>Die Perlen-Präsidentin</text:p>
          </table:table-cell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Der Aushilfslehrer</text:p>
          </table:table-cell>
          <table:table-cell office:value-type="string">
            <text:p>Bart und sein Westernheld</text:p>
          </table:table-cell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Der Vater, der Sohn und der heilige Gaststar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Die Antwort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Grand Theft U-Bahn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Homer liebt Mindy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Ich bin bei Dir mein Sohn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Nedna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Simpson und sein Enkel in die Schatzsuche</text:p>
          </table:table-cell>
          <table:table-cell office:value-type="string">
            <text:p>Ehegeheimnisse</text:p>
          </table:table-cell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>
            <text:p>Krabappel</text:p>
          </table:table-cell>
          <table:table-cell office:value-type="string">
            <text:p>Wenn der Rektor mit der Lehrerin...</text:p>
          </table:table-cell>
          <table:table-cell/>
        </table:table-row>
        <table:table-row table:style-name="ro2" table:visibility="filter">
          <table:table-cell office:value-type="string">
            <text:p>Krusty</text:p>
          </table:table-cell>
          <table:table-cell office:value-type="string">
            <text:p>Bart ist mein Superstar</text:p>
          </table:table-cell>
          <table:table-cell office:value-type="string">
            <text:p>Barts Komet</text:p>
          </table:table-cell>
        </table:table-row>
        <table:table-row table:style-name="ro2" table:visibility="filter">
          <table:table-cell office:value-type="string">
            <text:p>Krusty</text:p>
          </table:table-cell>
          <table:table-cell office:value-type="string">
            <text:p>Der italienische Bob</text:p>
          </table:table-cell>
          <table:table-cell office:value-type="string">
            <text:p>Der Vater eines Clowns</text:p>
          </table:table-cell>
        </table:table-row>
        <table:table-row table:style-name="ro2" table:visibility="filter">
          <table:table-cell office:value-type="string">
            <text:p>Krusty</text:p>
          </table:table-cell>
          <table:table-cell office:value-type="string">
            <text:p>Der total verrückte Ned</text:p>
          </table:table-cell>
          <table:table-cell/>
        </table:table-row>
        <table:table-row table:style-name="ro2" table:visibility="filter">
          <table:table-cell office:value-type="string">
            <text:p>Krusty</text:p>
          </table:table-cell>
          <table:table-cell office:value-type="string">
            <text:p>Die Helden von Springfield</text:p>
          </table:table-cell>
          <table:table-cell/>
        </table:table-row>
        <table:table-row table:style-name="ro2" table:visibility="filter">
          <table:table-cell office:value-type="string">
            <text:p>Krusty</text:p>
          </table:table-cell>
          <table:table-cell office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>
            <text:p>Krusty</text:p>
          </table:table-cell>
          <table:table-cell office:value-type="string">
            <text:p>Simpsons und Gomorraha</text:p>
          </table:table-cell>
          <table:table-cell/>
        </table:table-row>
        <table:table-row table:style-name="ro2" table:visibility="filter">
          <table:table-cell office:value-type="string">
            <text:p>Krustys Vater</text:p>
          </table:table-cell>
          <table:table-cell office:value-type="string">
            <text:p>Der Vater eines Clowns</text:p>
          </table:table-cell>
          <table:table-cell/>
        </table:table-row>
        <table:table-row table:style-name="ro2" table:visibility="filter">
          <table:table-cell office:value-type="string">
            <text:p>Largo</text:p>
          </table:table-cell>
          <table:table-cell office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>
            <text:p>Largo</text:p>
          </table:table-cell>
          <table:table-cell office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>
            <text:p>Largo</text:p>
          </table:table-cell>
          <table:table-cell office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>
            <text:p>Lenny</text:p>
          </table:table-cell>
          <table:table-cell office:value-type="string">
            <text:p>Am Anfang war die Schreiraupe</text:p>
          </table:table-cell>
          <table:table-cell office:value-type="string">
            <text:p>Duell bei Sonnenaufgang</text:p>
          </table:table-cell>
        </table:table-row>
        <table:table-row table:style-name="ro2" table:visibility="filter">
          <table:table-cell office:value-type="string">
            <text:p>Lenny</text:p>
          </table:table-cell>
          <table:table-cell office:value-type="string">
            <text:p>Der Wunderschläger</text:p>
          </table:table-cell>
          <table:table-cell office:value-type="string">
            <text:p>Die Straße der Verdammten</text:p>
          </table:table-cell>
        </table:table-row>
        <table:table-row table:style-name="ro2" table:visibility="filter">
          <table:table-cell office:value-type="string">
            <text:p>Lenny</text:p>
          </table:table-cell>
          <table:table-cell office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>
            <text:p>Lenny</text:p>
          </table:table-cell>
          <table:table-cell office:value-type="string">
            <text:p>Drei nasse Geschichten</text:p>
          </table:table-cell>
          <table:table-cell/>
        </table:table-row>
        <table:table-row table:style-name="ro2" table:visibility="filter">
          <table:table-cell office:value-type="string">
            <text:p>Lenny</text:p>
          </table:table-cell>
          <table:table-cell office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>
            <text:p>Lenny</text:p>
          </table:table-cell>
          <table:table-cell office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>
            <text:p>Lenny</text:p>
          </table:table-cell>
          <table:table-cell office:value-type="string">
            <text:p>Springfield wird erwachsen</text:p>
          </table:table-cell>
          <table:table-cell/>
        </table:table-row>
        <table:table-row table:style-name="ro2" table:visibility="filter">
          <table:table-cell office:value-type="string">
            <text:p>Lewis</text:p>
          </table:table-cell>
          <table:table-cell office:value-type="string">
            <text:p>Klassenkampf</text:p>
          </table:table-cell>
          <table:table-cell office:value-type="string">
            <text:p>Gleichung mit einem Unbekannten</text:p>
          </table:table-cell>
        </table:table-row>
        <table:table-row table:style-name="ro2" table:visibility="filter">
          <table:table-cell office:value-type="string">
            <text:p>Lewis</text:p>
          </table:table-cell>
          <table:table-cell office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>
            <text:p>Lionel Hutz</text:p>
          </table:table-cell>
          <table:table-cell office:value-type="string">
            <text:p>Ehegeheimnisse</text:p>
          </table:table-cell>
          <table:table-cell office:value-type="string">
            <text:p>Wer erfand Itchy und Scratchy?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Alles über Lisa</text:p>
          </table:table-cell>
          <table:table-cell office:value-type="string">
            <text:p>Das Kreuz mit den Worträtseln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Bart bleibt hart</text:p>
          </table:table-cell>
          <table:table-cell office:value-type="string">
            <text:p>Der Vater eines Clowns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Beim Testen nichts neues</text:p>
          </table:table-cell>
          <table:table-cell office:value-type="string">
            <text:p>Die Lisa-Studie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Bühne frei für Marge</text:p>
          </table:table-cell>
          <table:table-cell office:value-type="string">
            <text:p>Krise im Kamp Krusty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Das Kreuz mit den Worträtseln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as literarische Duett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er berüchtigte Kleinhirn-Malstift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er Eignungstest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er Feind in meinem Bett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er große Nachrichtenschwindel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er Lehrerstreik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er Tortenmann schlägt zurück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er Videobeichtstuhl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ie Antwort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ie böse Hexe des Westens</text:p>
          </table:table-cell>
          <table:table-cell office:value-type="string">
            <text:p>Allgemeine Ausgangssperre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Die Chroniken von Equalia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ie Geburtstagsüberraschung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ie große Betrügerin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ie große Simpsina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ie Kurzzeit-Berühmtheit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ie Perlen-Präsidentin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ie Stadt der primitiven Langweiler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ie wilden 90er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Down by Lisa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Ein perfekter Gentleman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Ein Pferd für die Familie</text:p>
          </table:table-cell>
          <table:table-cell office:value-type="string">
            <text:p>Der merkwürdige Schlüssel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Einmal Washington und zurück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Es lebe die Seekuh!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Es tut uns leid, Lisa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Es war einmal in Homerika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Es war einmal in Springfield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FoodFellas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Homer auf Abwegen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Im Zeichen des Schwertes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Keine Experimente</text:p>
          </table:table-cell>
          <table:table-cell office:value-type="string">
            <text:p>Ralph liebt Lisa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Klassenkampf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Kleiner Waise Milhouse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Krieg der Welten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Kuchen, Kopfgeld und Kautionen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L. S. - Meisterin des Doppellebens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Lisa knackt den Rowdy-Code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Lisa will lieben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Lisas Rivalin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Marge im Suff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Marge macht mobil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Mr. Burns wird entlassen</text:p>
          </table:table-cell>
          <table:table-cell office:value-type="string">
            <text:p>Homer als Restaurantkritiker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Quatsch mit Soße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Skorpione wie wir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Stadt der primitiven Langweiler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Tennis mit Venus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Tingeltangel-Bob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Vertrottelt Lisa?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>
            <text:p>Lou</text:p>
          </table:table-cell>
          <table:table-cell office:value-type="string">
            <text:p>Bart bleibt hart</text:p>
          </table:table-cell>
          <table:table-cell/>
        </table:table-row>
        <table:table-row table:style-name="ro2" table:visibility="filter">
          <table:table-cell office:value-type="string">
            <text:p>Lou</text:p>
          </table:table-cell>
          <table:table-cell office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>
            <text:p>Lou</text:p>
          </table:table-cell>
          <table:table-cell office:value-type="string">
            <text:p>Drei Freunde und ein Comic-Heft</text:p>
          </table:table-cell>
          <table:table-cell/>
        </table:table-row>
        <table:table-row table:style-name="ro2" table:visibility="filter">
          <table:table-cell office:value-type="string">
            <text:p>Lou</text:p>
          </table:table-cell>
          <table:table-cell office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>
            <text:p>Lou</text:p>
          </table:table-cell>
          <table:table-cell office:value-type="string">
            <text:p>Pranksta Rap</text:p>
          </table:table-cell>
          <table:table-cell/>
        </table:table-row>
        <table:table-row table:style-name="ro2" table:visibility="filter">
          <table:table-cell office:value-type="string">
            <text:p>Lou</text:p>
          </table:table-cell>
          <table:table-cell office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>
            <text:p>Lou</text:p>
          </table:table-cell>
          <table:table-cell office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>
            <text:p>Lou</text:p>
          </table:table-cell>
          <table:table-cell office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>
            <text:p>Lou</text:p>
          </table:table-cell>
          <table:table-cell office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>
            <text:p>Louie</text:p>
          </table:table-cell>
          <table:table-cell/>
          <table:table-cell office:value-type="string">
            <text:p>Der unerschrockene Leibwächter</text:p>
          </table:table-cell>
        </table:table-row>
        <table:table-row table:style-name="ro2" table:visibility="filter">
          <table:table-cell office:value-type="string">
            <text:p>Luann Van Houten</text:p>
          </table:table-cell>
          <table:table-cell/>
          <table:table-cell office:value-type="string">
            <text:p>Scheide sich, wer kann</text:p>
          </table:table-cell>
        </table:table-row>
        <table:table-row table:style-name="ro2" table:visibility="filter">
          <table:table-cell office:value-type="string">
            <text:p>Maggie</text:p>
          </table:table-cell>
          <table:table-cell office:value-type="string">
            <text:p>Jäger des verlorenen Handys</text:p>
          </table:table-cell>
          <table:table-cell/>
        </table:table-row>
        <table:table-row table:style-name="ro2" table:visibility="filter">
          <table:table-cell office:value-type="string">
            <text:p>Manjula</text:p>
          </table:table-cell>
          <table:table-cell office:value-type="string">
            <text:p>Die Apu und Manjula Krise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Apu und Amor</text:p>
          </table:table-cell>
          <table:table-cell office:value-type="string">
            <text:p>Der Lehrerstreik</text:p>
          </table:table-cell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Auf den Hund gekommen</text:p>
          </table:table-cell>
          <table:table-cell office:value-type="string">
            <text:p>Die Kontaktanzeige</text:p>
          </table:table-cell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Bart hat zwei Mütter</text:p>
          </table:table-cell>
          <table:table-cell office:value-type="string">
            <text:p>Springfield Film Festival</text:p>
          </table:table-cell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Bart wird bestraft</text:p>
          </table:table-cell>
          <table:table-cell office:value-type="string">
            <text:p>Das Schlangennest</text:p>
          </table:table-cell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Bis der Tod euch scheidet</text:p>
          </table:table-cell>
          <table:table-cell office:value-type="string">
            <text:p>Der schöne Jacques</text:p>
          </table:table-cell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as Fernsehen ist an allem schuld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er Wettkampf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ie bösen Nachbar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ie geheime Zutat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ie sensationelle Pop-Gruppe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Homer auf Irrwege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Klug &amp; klüger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Kunst am Stiel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Lisa auf dem Eise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Mamas kleiner Liebling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Marge und das Brezelbacke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>
            <text:p>Martin Prince</text:p>
          </table:table-cell>
          <table:table-cell office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>
            <text:p>Martin Prince</text:p>
          </table:table-cell>
          <table:table-cell office:value-type="string">
            <text:p>Barts Freundin</text:p>
          </table:table-cell>
          <table:table-cell office:value-type="string">
            <text:p>Die große Simpsina</text:p>
          </table:table-cell>
        </table:table-row>
        <table:table-row table:style-name="ro2" table:visibility="filter">
          <table:table-cell office:value-type="string">
            <text:p>Martin Prince</text:p>
          </table:table-cell>
          <table:table-cell office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>
            <text:p>Martin Prince</text:p>
          </table:table-cell>
          <table:table-cell office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>
            <text:p>Martin Prince</text:p>
          </table:table-cell>
          <table:table-cell office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>
            <text:p>McCallister</text:p>
          </table:table-cell>
          <table:table-cell office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>
            <text:p>McCallister</text:p>
          </table:table-cell>
          <table:table-cell office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>
            <text:p>McCallister</text:p>
          </table:table-cell>
          <table:table-cell office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>
            <text:p>Milhouse</text:p>
          </table:table-cell>
          <table:table-cell office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>
            <text:p>Milhouse</text:p>
          </table:table-cell>
          <table:table-cell office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>
            <text:p>Milhouse</text:p>
          </table:table-cell>
          <table:table-cell office:value-type="string">
            <text:p>Ein grausiger Verdacht</text:p>
          </table:table-cell>
          <table:table-cell office:value-type="string">
            <text:p>Vertrottelt Lisa?</text:p>
          </table:table-cell>
        </table:table-row>
        <table:table-row table:style-name="ro2" table:visibility="filter">
          <table:table-cell office:value-type="string">
            <text:p>Milhouse</text:p>
          </table:table-cell>
          <table:table-cell office:value-type="string">
            <text:p>Geschichtsstunde mit Marge</text:p>
          </table:table-cell>
          <table:table-cell/>
        </table:table-row>
        <table:table-row table:style-name="ro2" table:visibility="filter">
          <table:table-cell office:value-type="string">
            <text:p>Milhouse</text:p>
          </table:table-cell>
          <table:table-cell office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>
            <text:p>Milhouse</text:p>
          </table:table-cell>
          <table:table-cell office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>
            <text:p>Milhouse</text:p>
          </table:table-cell>
          <table:table-cell office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Auf in den Kampf!</text:p>
          </table:table-cell>
          <table:table-cell office:value-type="string">
            <text:p>Der Wettkönig</text:p>
          </table:table-cell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Der Lehrerstreik</text:p>
          </table:table-cell>
          <table:table-cell office:value-type="string">
            <text:p>Moe mit den zwei Gesichtern</text:p>
          </table:table-cell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Ehegeheimnisse</text:p>
          </table:table-cell>
          <table:table-cell office:value-type="string">
            <text:p>Volksabstimmung in Springfield</text:p>
          </table:table-cell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Ein Stern wird neu geboren</text:p>
          </table:table-cell>
          <table:table-cell/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G.I. Homer</text:p>
          </table:table-cell>
          <table:table-cell/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Mr. Burns' Sohn Larry</text:p>
          </table:table-cell>
          <table:table-cell/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Richte deinen nächsten</text:p>
          </table:table-cell>
          <table:table-cell/>
        </table:table-row>
        <table:table-row table:style-name="ro2" table:visibility="filter">
          <table:table-cell office:value-type="string">
            <text:p>Moe</text:p>
          </table:table-cell>
          <table:table-cell office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>
            <text:p>Mona</text:p>
          </table:table-cell>
          <table:table-cell office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>
            <text:p>Ned Flanders</text:p>
          </table:table-cell>
          <table:table-cell office:value-type="string">
            <text:p>Der Wettkampf</text:p>
          </table:table-cell>
          <table:table-cell office:value-type="string">
            <text:p>Die Trillion-Dollar-Note</text:p>
          </table:table-cell>
        </table:table-row>
        <table:table-row table:style-name="ro2" table:visibility="filter">
          <table:table-cell office:value-type="string">
            <text:p>Ned Flanders</text:p>
          </table:table-cell>
          <table:table-cell/>
          <table:table-cell office:value-type="string">
            <text:p>Das böse Wort</text:p>
          </table:table-cell>
        </table:table-row>
        <table:table-row table:style-name="ro2" table:visibility="filter">
          <table:table-cell office:value-type="string">
            <text:p>Ned Flanders</text:p>
          </table:table-cell>
          <table:table-cell/>
          <table:table-cell office:value-type="string">
            <text:p>Eine Simpsons-Weihnachtsgeschichte</text:p>
          </table:table-cell>
        </table:table-row>
        <table:table-row table:style-name="ro2" table:visibility="filter">
          <table:table-cell office:value-type="string">
            <text:p>Ned Flanders</text:p>
          </table:table-cell>
          <table:table-cell/>
          <table:table-cell office:value-type="string">
            <text:p>Ned Flanders: Wieder allein</text:p>
          </table:table-cell>
        </table:table-row>
        <table:table-row table:style-name="ro2" table:visibility="filter">
          <table:table-cell office:value-type="string">
            <text:p>Ned Flanders</text:p>
          </table:table-cell>
          <table:table-cell/>
          <table:table-cell office:value-type="string">
            <text:p>Nedna</text:p>
          </table:table-cell>
        </table:table-row>
        <table:table-row table:style-name="ro2" table:visibility="filter">
          <table:table-cell office:value-type="string">
            <text:p>Ned Flanders</text:p>
          </table:table-cell>
          <table:table-cell/>
          <table:table-cell office:value-type="string">
            <text:p>Schall und Rauch</text:p>
          </table:table-cell>
        </table:table-row>
        <table:table-row table:style-name="ro2" table:visibility="filter">
          <table:table-cell office:value-type="string">
            <text:p>Ned Flanders</text:p>
          </table:table-cell>
          <table:table-cell/>
          <table:table-cell office:value-type="string">
            <text:p>Todesfalle zu verkaufen</text:p>
          </table:table-cell>
        </table:table-row>
        <table:table-row table:style-name="ro2" table:visibility="filter">
          <table:table-cell office:value-type="string">
            <text:p>Nelson</text:p>
          </table:table-cell>
          <table:table-cell office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>
            <text:p>Nelson</text:p>
          </table:table-cell>
          <table:table-cell office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>
            <text:p>Nelson</text:p>
          </table:table-cell>
          <table:table-cell office:value-type="string">
            <text:p>Der Koch, der Mafioso, die Frau und ihr Homer</text:p>
          </table:table-cell>
          <table:table-cell/>
        </table:table-row>
        <table:table-row table:style-name="ro2" table:visibility="filter">
          <table:table-cell office:value-type="string">
            <text:p>Nelson</text:p>
          </table:table-cell>
          <table:table-cell office:value-type="string">
            <text:p>Der merkwürdige Schlüssel</text:p>
          </table:table-cell>
          <table:table-cell/>
        </table:table-row>
        <table:table-row table:style-name="ro2" table:visibility="filter">
          <table:table-cell office:value-type="string">
            <text:p>Nelson</text:p>
          </table:table-cell>
          <table:table-cell office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>
            <text:p>Nelson</text:p>
          </table:table-cell>
          <table:table-cell office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>
            <text:p>Nelson</text:p>
          </table:table-cell>
          <table:table-cell office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>
            <text:p>Otto</text:p>
          </table:table-cell>
          <table:table-cell office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>
            <text:p>Patty</text:p>
          </table:table-cell>
          <table:table-cell office:value-type="string">
            <text:p>Springfield Film Festival</text:p>
          </table:table-cell>
          <table:table-cell office:value-type="string">
            <text:p>Homers Sieben</text:p>
          </table:table-cell>
        </table:table-row>
        <table:table-row table:style-name="ro2" table:visibility="filter">
          <table:table-cell office:value-type="string">
            <text:p>Prince (Martins Vater)</text:p>
          </table:table-cell>
          <table:table-cell office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>
            <text:p>Ralph</text:p>
          </table:table-cell>
          <table:table-cell office:value-type="string">
            <text:p>Barts Freundin</text:p>
          </table:table-cell>
          <table:table-cell/>
        </table:table-row>
        <table:table-row table:style-name="ro2" table:visibility="filter">
          <table:table-cell office:value-type="string">
            <text:p>Ralph</text:p>
          </table:table-cell>
          <table:table-cell office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>
            <text:p>Ralph</text:p>
          </table:table-cell>
          <table:table-cell office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>
            <text:p>Ralph</text:p>
          </table:table-cell>
          <table:table-cell office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>
            <text:p>Raphael</text:p>
          </table:table-cell>
          <table:table-cell/>
          <table:table-cell office:value-type="string">
            <text:p>Homer und der Revolver</text:p>
          </table:table-cell>
        </table:table-row>
        <table:table-row table:style-name="ro2" table:visibility="filter">
          <table:table-cell office:value-type="string">
            <text:p>Riviera</text:p>
          </table:table-cell>
          <table:table-cell office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>
            <text:p>Rod</text:p>
          </table:table-cell>
          <table:table-cell office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>
            <text:p>Ruth Powers</text:p>
          </table:table-cell>
          <table:table-cell/>
          <table:table-cell office:value-type="string">
            <text:p>Das Kreuz mit den Worträtseln</text:p>
          </table:table-cell>
        </table:table-row>
        <table:table-row table:style-name="ro2" table:visibility="filter">
          <table:table-cell office:value-type="string">
            <text:p>Selma</text:p>
          </table:table-cell>
          <table:table-cell office:value-type="string">
            <text:p>Der lächelnde Buddha</text:p>
          </table:table-cell>
          <table:table-cell/>
        </table:table-row>
        <table:table-row table:style-name="ro2" table:visibility="filter">
          <table:table-cell office:value-type="string">
            <text:p>Selma</text:p>
          </table:table-cell>
          <table:table-cell office:value-type="string">
            <text:p>Gefährliche Kurven</text:p>
          </table:table-cell>
          <table:table-cell/>
        </table:table-row>
        <table:table-row table:style-name="ro2" table:visibility="filter">
          <table:table-cell office:value-type="string">
            <text:p>Selma</text:p>
          </table:table-cell>
          <table:table-cell office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>
            <text:p>Selma</text:p>
          </table:table-cell>
          <table:table-cell office:value-type="string">
            <text:p>Springfield Film Festival</text:p>
          </table:table-cell>
          <table:table-cell office:value-type="string">
            <text:p>Der lächelnde Buddha</text:p>
          </table:table-cell>
        </table:table-row>
        <table:table-row table:style-name="ro2" table:visibility="filter">
          <table:table-cell office:value-type="string">
            <text:p>Sideshow Bob</text:p>
          </table:table-cell>
          <table:table-cell office:value-type="string">
            <text:p>Am Kap der Angst</text:p>
          </table:table-cell>
          <table:table-cell/>
        </table:table-row>
        <table:table-row table:style-name="ro2" table:visibility="filter">
          <table:table-cell office:value-type="string">
            <text:p>Sideshow Bob</text:p>
          </table:table-cell>
          <table:table-cell office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>
            <text:p>Sideshow Bob</text:p>
          </table:table-cell>
          <table:table-cell office:value-type="string">
            <text:p>Der Clown mit der Biedermaske</text:p>
          </table:table-cell>
          <table:table-cell/>
        </table:table-row>
        <table:table-row table:style-name="ro2" table:visibility="filter">
          <table:table-cell office:value-type="string">
            <text:p>Sideshow Bob</text:p>
          </table:table-cell>
          <table:table-cell office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>
            <text:p>Sideshow Mel</text:p>
          </table:table-cell>
          <table:table-cell office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Alles Schwindel</text:p>
          </table:table-cell>
          <table:table-cell office:value-type="string">
            <text:p>Der Aushilfslehrer</text:p>
          </table:table-cell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Curling Queen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Das große Fressen</text:p>
          </table:table-cell>
          <table:table-cell office:value-type="string">
            <text:p>Barts Freundin</text:p>
          </table:table-cell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Debarted – Unter Ratten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Der Tag der Abrechnung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Homer, hol' den Hammer raus!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Milhouse lebt hier nicht mehr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>
            <text:p>Skinner</text:p>
          </table:table-cell>
          <table:table-cell office:value-type="string">
            <text:p>Wenn der Rektor mit der Lehrerin</text:p>
          </table:table-cell>
          <table:table-cell/>
        </table:table-row>
        <table:table-row table:style-name="ro2" table:visibility="filter">
          <table:table-cell office:value-type="string">
            <text:p>Smithers</text:p>
          </table:table-cell>
          <table:table-cell office:value-type="string">
            <text:p>Burns Erbe</text:p>
          </table:table-cell>
          <table:table-cell office:value-type="string">
            <text:p>Das Maskottchen</text:p>
          </table:table-cell>
        </table:table-row>
        <table:table-row table:style-name="ro2" table:visibility="filter">
          <table:table-cell office:value-type="string">
            <text:p>Smithers</text:p>
          </table:table-cell>
          <table:table-cell office:value-type="string">
            <text:p>Der Lebensretter</text:p>
          </table:table-cell>
          <table:table-cell/>
        </table:table-row>
        <table:table-row table:style-name="ro2" table:visibility="filter">
          <table:table-cell office:value-type="string">
            <text:p>Smithers</text:p>
          </table:table-cell>
          <table:table-cell office:value-type="string">
            <text:p>Der Vater, der zu wenig wusste</text:p>
          </table:table-cell>
          <table:table-cell/>
        </table:table-row>
        <table:table-row table:style-name="ro2" table:visibility="filter">
          <table:table-cell office:value-type="string">
            <text:p>Smithers</text:p>
          </table:table-cell>
          <table:table-cell office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>
            <text:p>Smithers</text:p>
          </table:table-cell>
          <table:table-cell office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>
            <text:p>Smithers</text:p>
          </table:table-cell>
          <table:table-cell office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>
            <text:p>Smithers</text:p>
          </table:table-cell>
          <table:table-cell office:value-type="string">
            <text:p>Wer ist Mona Simpson?</text:p>
          </table:table-cell>
          <table:table-cell/>
        </table:table-row>
        <table:table-row table:style-name="ro2" table:visibility="filter">
          <table:table-cell office:value-type="string">
            <text:p>Snake</text:p>
          </table:table-cell>
          <table:table-cell office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>
            <text:p>Timothy Lovejoy</text:p>
          </table:table-cell>
          <table:table-cell office:value-type="string">
            <text:p>Barts Komet</text:p>
          </table:table-cell>
          <table:table-cell office:value-type="string">
            <text:p>Der tollste Hund der Welt</text:p>
          </table:table-cell>
        </table:table-row>
        <table:table-row table:style-name="ro2" table:visibility="filter">
          <table:table-cell office:value-type="string">
            <text:p>Timothy Lovejoy</text:p>
          </table:table-cell>
          <table:table-cell office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>
            <text:p>Timothy Lovejoy</text:p>
          </table:table-cell>
          <table:table-cell office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>
            <text:p>Todd</text:p>
          </table:table-cell>
          <table:table-cell office:value-type="string">
            <text:p>Bart hat die Kraft</text:p>
          </table:table-cell>
          <table:table-cell office:value-type="string">
            <text:p>Bart hat zwei Mütter</text:p>
          </table:table-cell>
        </table:table-row>
        <table:table-row table:style-name="ro2" table:visibility="filter">
          <table:table-cell office:value-type="string">
            <text:p>Todd</text:p>
          </table:table-cell>
          <table:table-cell office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Am Anfang war die Schreiraupe</text:p>
          </table:table-cell>
          <table:table-cell office:value-type="string">
            <text:p>Triologie derselben Geschichte</text:p>
          </table:table-cell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Burns Erbe</text:p>
          </table:table-cell>
          <table:table-cell office:value-type="string">
            <text:p>Ein grausiger Verdacht</text:p>
          </table:table-cell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Gloria – Die wahre Liebe</text:p>
          </table:table-cell>
          <table:table-cell office:value-type="string">
            <text:p>Die Panik-Amok-Horror-Show</text:p>
          </table:table-cell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Homers Bowling-Mannschaft</text:p>
          </table:table-cell>
          <table:table-cell office:value-type="string">
            <text:p>Die Kurzzeit-Berühmtheit</text:p>
          </table:table-cell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Homie und Neddie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Lisa als Baumliebhaberin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Nedtropolis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>
            <text:p>Wiggum</text:p>
          </table:table-cell>
          <table:table-cell office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>
            <text:p>Willie</text:p>
          </table:table-cell>
          <table:table-cell office:value-type="string">
            <text:p>Die böse Hexe des Westens</text:p>
          </table:table-cell>
          <table:table-cell office:value-type="string">
            <text:p>Die Trillion-Dollar-Note</text:p>
          </table:table-cell>
        </table:table-row>
        <table:table-row table:style-name="ro2" table:visibility="filter">
          <table:table-cell office:value-type="string">
            <text:p>Willie</text:p>
          </table:table-cell>
          <table:table-cell office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>
            <text:p>Willie</text:p>
          </table:table-cell>
          <table:table-cell office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>
            <text:p>Wolfcastle</text:p>
          </table:table-cell>
          <table:table-cell office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>
            <text:p>Sideshow Mel</text:p>
          </table:table-cell>
          <table:table-cell office:value-type="string">
            <text:p>Der Mann im blauen Flanell</text:p>
          </table:table-cell>
          <table:table-cell/>
        </table:table-row>
        <table:table-row table:style-name="ro2" table:visibility="filter">
          <table:table-cell office:value-type="string">
            <text:p>Marge</text:p>
          </table:table-cell>
          <table:table-cell office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>
            <text:p>Smithers</text:p>
          </table:table-cell>
          <table:table-cell office:value-type="string">
            <text:p>How I Wet Your Mother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Mein Freund, der Roboter</text:p>
          </table:table-cell>
          <table:table-cell/>
        </table:table-row>
        <table:table-row table:style-name="ro2">
          <table:table-cell office:value-type="string">
            <text:p>Burns</text:p>
          </table:table-cell>
          <table:table-cell office:value-type="string">
            <text:p>Mein Freund, der Roboter</text:p>
          </table:table-cell>
          <table:table-cell/>
        </table:table-row>
        <table:table-row table:style-name="ro2">
          <table:table-cell office:value-type="string">
            <text:p>Herman</text:p>
          </table:table-cell>
          <table:table-cell/>
          <table:table-cell office:value-type="string">
            <text:p>Bart schlägt eine Schlacht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Im Zeichen der Kreuzfahrt</text:p>
          </table:table-cell>
          <table:table-cell/>
        </table:table-row>
        <table:table-row table:style-name="ro2">
          <table:table-cell office:value-type="string">
            <text:p>Bart</text:p>
          </table:table-cell>
          <table:table-cell/>
          <table:table-cell office:value-type="string">
            <text:p>Der Spion, der mich anlernte</text:p>
          </table:table-cell>
        </table:table-row>
        <table:table-row table:style-name="ro2" table:number-rows-repeated="104810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database-ranges>
        <table:database-range table:name="__Anonymous_Sheet_DB__0" table:target-range-address="Schreibhand.A1:Schreibhand.C462" table:display-filter-buttons="true">
          <table:filter>
            <table:filter-or>
              <table:filter-condition table:field-number="0" table:value="Lisa" table:operator="="/>
            </table:filter-or>
          </table:filter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10.03.2013</text:date>, <text:time>09:21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meta:creation-date>2006-09-16T14:57:30</meta:creation-date>
    <dc:creator>Markus Flingelli</dc:creator>
    <dc:date>2013-03-10T09:21:57.83</dc:date>
    <meta:editing-cycles>256</meta:editing-cycles>
    <meta:editing-duration>PT14H23M25S</meta:editing-duration>
    <meta:document-statistic meta:table-count="2" meta:cell-count="1098" meta:object-count="0"/>
    <meta:user-defined meta:name="Info 1"/>
    <meta:user-defined meta:name="Info 2"/>
    <meta:user-defined meta:name="Info 3"/>
    <meta:user-defined meta:name="Info 4"/>
  </office:meta>
</office:document-meta>
</file>